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fe6d" officeooo:paragraph-rsid="0004fe6d"/>
    </style:style>
    <style:style style:name="P2" style:family="paragraph" style:parent-style-name="Standard">
      <style:text-properties fo:font-size="18pt" officeooo:rsid="000719a2" officeooo:paragraph-rsid="000719a2" style:font-size-asian="18pt" style:font-size-complex="18pt"/>
    </style:style>
    <style:style style:name="P3" style:family="paragraph" style:parent-style-name="Standard">
      <style:text-properties fo:font-size="18pt" officeooo:rsid="00081a36" officeooo:paragraph-rsid="00081a36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officeooo:rsid="00086a02" officeooo:paragraph-rsid="00086a02" style:font-size-asian="28pt" style:font-style-asian="italic" style:font-size-complex="32pt" style:font-style-complex="italic"/>
    </style:style>
    <style:style style:name="T1" style:family="text">
      <style:text-properties officeooo:rsid="00081a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rs Stories</text:p>
      <text:p text:style-name="P2"/>
      <text:p text:style-name="P2"/>
      <text:p text:style-name="P2"/>
      <text:p text:style-name="P2">-En tant qu’utilisateur je veux pouvoir poster mes photos sur un site afin de les partager sur le net.</text:p>
      <text:p text:style-name="P2"/>
      <text:p text:style-name="P2">-En tant qu’utilisateur je veux mon profil sur le site afin d’avoir de la visibilité.</text:p>
      <text:p text:style-name="P2"/>
      <text:p text:style-name="P2">-En tant qu’utilisateur je veux que les visiteurs puissent liker mes photos afin de voir leur popularité.</text:p>
      <text:p text:style-name="P2"/>
      <text:p text:style-name="P2">-En tant qu’utilisateur je veux pouvoir administrer le contenu de mon site afin de pouvoir gérer mon profil. </text:p>
      <text:p text:style-name="P2"/>
      <text:p text:style-name="P2">-En tant qu’utilisateur <text:span text:style-name="T1">je veux que mon site soit responsive afin qu’il soit lisible sur n’importe quel appareil.</text:span></text:p>
      <text:p text:style-name="P2"/>
      <text:p text:style-name="P3">-En tant qu’utilisateur je veux une interface graphique simple et claire afin <text:s/>d’avoir un site facilement li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9:39:50.871353995</meta:creation-date>
    <dc:date>2018-07-11T11:19:15.151492890</dc:date>
    <meta:editing-duration>PT48M13S</meta:editing-duration>
    <meta:editing-cycles>1</meta:editing-cycles>
    <meta:document-statistic meta:table-count="0" meta:image-count="0" meta:object-count="0" meta:page-count="1" meta:paragraph-count="7" meta:word-count="106" meta:character-count="641" meta:non-whitespace-character-count="540"/>
    <meta:generator>LibreOffice/6.0.3.2$Linux_X86_64 LibreOffice_project/00m0$Build-2</meta:generator>
  </office:meta>
</office:document-meta>
</file>